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100.94pt"/>
    </style:style>
    <style:style style:name="co6" style:family="table-column">
      <style:table-column-properties fo:break-before="auto" style:column-width="94.34pt"/>
    </style:style>
    <style:style style:name="co7" style:family="table-column">
      <style:table-column-properties fo:break-before="auto" style:column-width="71.49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29.85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6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2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8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2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user%20in%20get_user(data['form'])%22" xlink:type="simple">get user</text:a></text:p>
          </table:table-cell>
          <table:covered-table-cell table:style-name="ce12"/>
          <table:covered-table-cell table:style-name="ce18"/>
          <table:covered-table-cell table:style-name="ce22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3" office:value-type="string" calcext:value-type="string">
            <text:p>Cobrador:</text:p>
          </table:table-cell>
          <table:table-cell table:style-name="ce19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3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3" table:number-columns-repeated="3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20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15" table:number-columns-repeated="6"/>
          <table:table-cell table:style-name="ce26" table:number-columns-repeated="1013"/>
          <table:table-cell table:style-name="ce27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6"/>
          <table:covered-table-cell table:style-name="ce7"/>
          <table:covered-table-cell table:style-name="ce16"/>
          <table:covered-table-cell table:number-columns-repeated="2" table:style-name="ce24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7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7" office:value-type="string" calcext:value-type="string">
            <text:p><text:a xlink:href="python://line['ref']%20or%20''" xlink:type="simple">ref</text:a></text:p>
          </table:table-cell>
          <table:table-cell table:style-name="ce17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8"/>
          <table:table-cell table:style-name="ce17" table:number-columns-repeated="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1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1" office:value-type="string" calcext:value-type="string">
            <text:p><text:a xlink:href="python://get_market_amount_due(data['form'],market,user)[1]" xlink:type="simple">diff</text:a></text:p>
          </table:table-cell>
          <table:table-cell table:style-name="ce25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Default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OTALES</text:p>
          </table:table-cell>
          <table:table-cell table:style-name="ce21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1" office:value-type="string" calcext:value-type="string">
            <text:p><text:a xlink:href="python://get_user_amount_due(data['form'],user)[1]" xlink:type="simple">diff</text:a></text:p>
          </table:table-cell>
          <table:table-cell table:style-name="ce25" office:value-type="string" calcext:value-type="string">
            <text:p><text:a xlink:href="python://get_user_amount_due(data['form'],user)[0]" xlink:type="simple">amount_due</text:a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4" table:number-rows-repeated="1048537">
          <table:table-cell table:number-columns-repeated="1024"/>
        </table:table-row>
        <table:table-row table:style-name="ro9" table:number-rows-repeated="1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5:Hoja1.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26.76pt" fo:margin-bottom="54pt" fo:margin-left="16.55pt" fo:margin-right="13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3:33:13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28T23:33:28.439000000</dc:date>
    <meta:editing-cycles>54</meta:editing-cycles>
    <meta:editing-duration>PT2H16M26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